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officeooo:paragraph-rsid="0022b1a3"/>
    </style:style>
    <style:style style:name="P12" style:family="paragraph" style:parent-style-name="Text_20_body" style:list-style-name="L11">
      <style:text-properties officeooo:paragraph-rsid="00257c66"/>
    </style:style>
    <style:style style:name="P13" style:family="paragraph" style:parent-style-name="Text_20_body" style:list-style-name="L13">
      <style:text-properties officeooo:paragraph-rsid="00257c66"/>
    </style:style>
    <style:style style:name="P14" style:family="paragraph" style:parent-style-name="Text_20_body" style:list-style-name="L13">
      <style:text-properties officeooo:paragraph-rsid="00261474"/>
    </style:style>
    <style:style style:name="P15" style:family="paragraph" style:parent-style-name="Text_20_body" style:list-style-name="L14">
      <style:text-properties officeooo:paragraph-rsid="00277c1c"/>
    </style:style>
    <style:style style:name="P16" style:family="paragraph" style:parent-style-name="Text_20_body" style:list-style-name="L15">
      <style:text-properties officeooo:paragraph-rsid="002cba27"/>
    </style:style>
    <style:style style:name="P17" style:family="paragraph" style:parent-style-name="Text_20_body" style:list-style-name="L17">
      <style:text-properties officeooo:paragraph-rsid="0029c673"/>
    </style:style>
    <style:style style:name="P18" style:family="paragraph" style:parent-style-name="Text_20_body" style:list-style-name="L18">
      <style:text-properties officeooo:paragraph-rsid="002aee0c"/>
    </style:style>
    <style:style style:name="P19" style:family="paragraph" style:parent-style-name="Text_20_body" style:list-style-name="L20">
      <style:text-properties officeooo:paragraph-rsid="002e1a4d"/>
    </style:style>
    <style:style style:name="P20" style:family="paragraph" style:parent-style-name="Text_20_body" style:list-style-name="L1">
      <style:paragraph-properties fo:margin-top="0in" fo:margin-bottom="0in"/>
    </style:style>
    <style:style style:name="P21" style:family="paragraph" style:parent-style-name="Text_20_body">
      <style:paragraph-properties fo:break-before="page"/>
      <style:text-properties officeooo:paragraph-rsid="00226a5b"/>
    </style:style>
    <style:style style:name="P22" style:family="paragraph" style:parent-style-name="Heading_20_1">
      <style:text-properties officeooo:paragraph-rsid="00210b42" style:font-name-asian="MS Mincho" style:font-name-complex="Tahoma3"/>
    </style:style>
    <style:style style:name="P23" style:family="paragraph" style:parent-style-name="Heading_20_1">
      <style:paragraph-properties fo:break-before="page"/>
    </style:style>
    <style:style style:name="P24" style:family="paragraph" style:parent-style-name="Spec_20_-_20_Table_20_des_20_matières_20_-_20_Titre">
      <style:paragraph-properties fo:break-before="page"/>
    </style:style>
    <style:style style:name="P25"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6"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7"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8" style:family="paragraph" style:parent-style-name="Heading_20_3">
      <style:text-properties fo:font-size="14pt" style:font-size-asian="14pt" style:font-size-complex="14pt"/>
    </style:style>
    <style:style style:name="P29" style:family="paragraph" style:parent-style-name="Heading_20_3">
      <style:text-properties officeooo:paragraph-rsid="0022b1a3"/>
    </style:style>
    <style:style style:name="P30" style:family="paragraph" style:parent-style-name="Heading_20_3">
      <style:text-properties officeooo:paragraph-rsid="0024c749"/>
    </style:style>
    <style:style style:name="P31" style:family="paragraph" style:parent-style-name="Heading_20_2">
      <style:text-properties fo:font-size="16pt" style:font-size-asian="16pt" style:font-size-complex="16pt"/>
    </style:style>
    <style:style style:name="P32" style:family="paragraph" style:parent-style-name="Heading_20_2">
      <style:text-properties officeooo:paragraph-rsid="00226a5b"/>
    </style:style>
    <style:style style:name="P33" style:family="paragraph" style:parent-style-name="Paragraphe" style:list-style-name="L3">
      <style:text-properties officeooo:paragraph-rsid="0024c749"/>
    </style:style>
    <style:style style:name="P34" style:family="paragraph" style:parent-style-name="Paragraphe" style:list-style-name="L7">
      <style:text-properties officeooo:paragraph-rsid="00257c66"/>
    </style:style>
    <style:style style:name="P35" style:family="paragraph" style:parent-style-name="Paragraphe" style:list-style-name="L8">
      <style:text-properties officeooo:paragraph-rsid="00257c66"/>
    </style:style>
    <style:style style:name="P36" style:family="paragraph" style:parent-style-name="Paragraphe" style:list-style-name="L10">
      <style:text-properties officeooo:paragraph-rsid="00257c66"/>
    </style:style>
    <style:style style:name="P37" style:family="paragraph" style:parent-style-name="Paragraphe" style:list-style-name="L18">
      <style:text-properties officeooo:paragraph-rsid="002cba27"/>
    </style:style>
    <style:style style:name="P38"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officeooo:rsid="00277c1c"/>
    </style:style>
    <style:style style:name="T10" style:family="text">
      <style:text-properties officeooo:rsid="0029c673"/>
    </style:style>
    <style:style style:name="T11" style:family="text">
      <style:text-properties officeooo:rsid="002aee0c"/>
    </style:style>
    <style:style style:name="T12" style:family="text">
      <style:text-properties officeooo:rsid="002cba27"/>
    </style:style>
    <style:style style:name="T13" style:family="text">
      <style:text-properties officeooo:rsid="002e1a4d"/>
    </style:style>
    <style:style style:name="T14" style:family="text">
      <style:text-properties fo:color="#000080" style:font-name="Arial2" fo:font-size="10pt" fo:font-weight="bold" style:font-size-asian="10pt" style:font-weight-asian="bold" style:font-size-complex="10pt" style:font-weight-complex="bold"/>
    </style:style>
    <style:style style:name="T15" style:family="text">
      <style:text-properties style:font-name="Arial2" fo:font-size="10pt" fo:font-weight="normal" style:font-size-asian="10pt" style:font-weight-asian="normal" style:font-size-complex="10pt" style:font-weight-complex="normal"/>
    </style:style>
    <style:style style:name="T1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font-name="Arial2" fo:font-size="10pt" fo:font-weight="bold" style:font-size-asian="10pt" style:font-weight-asian="bold" style:font-size-complex="10pt" style:font-weight-complex="bold"/>
    </style:style>
    <style:style style:name="T18" style:family="text">
      <style:text-properties fo:color="#800000" style:font-name="Arial2" fo:font-size="10pt" fo:font-weight="bold" style:font-size-asian="10pt" style:font-weight-asian="bold" style:font-size-complex="10pt" style:font-weight-complex="bold"/>
    </style:style>
    <style:style style:name="T19"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4">Table des matières</text:p>
          </text:index-title>
          <text:p text:style-name="P25">1 <text:s text:c="2"/>Historique du document<text:tab/><text:a xlink:type="simple" xlink:href="#__RefHeading__488_297275160" text:style-name="Internet_20_link" text:visited-style-name="Internet_20_link">3</text:a></text:p>
          <text:p text:style-name="P25">2 <text:s text:c="2"/>Introduction<text:tab/><text:a xlink:type="simple" xlink:href="#__RefHeading__494_297275160" text:style-name="Internet_20_link" text:visited-style-name="Internet_20_link">4</text:a></text:p>
          <text:p text:style-name="P26">2.1 <text:s/>Présentation du projet<text:tab/><text:a xlink:type="simple" xlink:href="#__RefHeading__498_297275160" text:style-name="Internet_20_link" text:visited-style-name="Internet_20_link">4</text:a></text:p>
          <text:p text:style-name="P27">2.1.1 <text:s/>Contexte<text:tab/><text:a xlink:type="simple" xlink:href="#__RefHeading__500_297275160" text:style-name="Internet_20_link" text:visited-style-name="Internet_20_link">4</text:a></text:p>
          <text:p text:style-name="P27">2.1.2 <text:s/>Objectifs <text:tab/><text:a xlink:type="simple" xlink:href="#__RefHeading__390_1336058694" text:style-name="Internet_20_link" text:visited-style-name="Internet_20_link">4</text:a></text:p>
          <text:p text:style-name="P26">2.2 <text:s/>Présentation du document <text:tab/><text:a xlink:type="simple" xlink:href="#__RefHeading__392_1336058694" text:style-name="Internet_20_link" text:visited-style-name="Internet_20_link">4</text:a></text:p>
          <text:p text:style-name="P26">2.3 <text:s/>Document applicables/Documents de référence <text:tab/><text:a xlink:type="simple" xlink:href="#__RefHeading__394_1336058694" text:style-name="Internet_20_link" text:visited-style-name="Internet_20_link">4</text:a></text:p>
          <text:p text:style-name="P27">2.3.1 <text:s/>Documents applicables <text:tab/><text:a xlink:type="simple" xlink:href="#__RefHeading__396_1336058694" text:style-name="Internet_20_link" text:visited-style-name="Internet_20_link">4</text:a></text:p>
          <text:p text:style-name="P27">2.3.2 <text:s/>Documents de référence <text:tab/><text:a xlink:type="simple" xlink:href="#__RefHeading__398_1336058694" text:style-name="Internet_20_link" text:visited-style-name="Internet_20_link">4</text:a></text:p>
          <text:p text:style-name="P26">2.4 <text:s/>Terminologie et Abréviations <text:tab/><text:a xlink:type="simple" xlink:href="#__RefHeading__400_1336058694" text:style-name="Internet_20_link" text:visited-style-name="Internet_20_link">4</text:a></text:p>
          <text:p text:style-name="P25">3 <text:s text:c="2"/>Thèmes de progrès<text:tab/><text:a xlink:type="simple" xlink:href="#__RefHeading__402_1336058694" text:style-name="Internet_20_link" text:visited-style-name="Internet_20_link">5</text:a></text:p>
          <text:p text:style-name="P26">3.1 <text:s/>Au niveau Organisationnel<text:tab/><text:a xlink:type="simple" xlink:href="#__RefHeading__1221_259624927" text:style-name="Internet_20_link" text:visited-style-name="Internet_20_link">5</text:a></text:p>
          <text:p text:style-name="P27">3.1.1 <text:s/>Dans le domaine d'Achat<text:tab/><text:a xlink:type="simple" xlink:href="#__RefHeading__1223_259624927" text:style-name="Internet_20_link" text:visited-style-name="Internet_20_link">5</text:a></text:p>
          <text:p text:style-name="P27">3.1.2 <text:s/>Dans le domaine de la Maintenance<text:tab/><text:a xlink:type="simple" xlink:href="#__RefHeading__1225_259624927" text:style-name="Internet_20_link" text:visited-style-name="Internet_20_link">5</text:a></text:p>
          <text:p text:style-name="P27">3.1.3 <text:s/>Dans le domaine de la Gestion Parc<text:tab/><text:a xlink:type="simple" xlink:href="#__RefHeading__1227_259624927" text:style-name="Internet_20_link" text:visited-style-name="Internet_20_link">5</text:a></text:p>
          <text:p text:style-name="P26">3.2 <text:s/>Au niveau Processus<text:tab/><text:a xlink:type="simple" xlink:href="#__RefHeading__1229_259624927" text:style-name="Internet_20_link" text:visited-style-name="Internet_20_link">5</text:a></text:p>
          <text:p text:style-name="P27">3.2.1 <text:s/>Facturation<text:tab/><text:a xlink:type="simple" xlink:href="#__RefHeading__1231_259624927" text:style-name="Internet_20_link" text:visited-style-name="Internet_20_link">5</text:a></text:p>
          <text:p text:style-name="P27">3.2.2 <text:s/>Plannification<text:tab/><text:a xlink:type="simple" xlink:href="#__RefHeading__1233_259624927" text:style-name="Internet_20_link" text:visited-style-name="Internet_20_link">5</text:a></text:p>
          <text:p text:style-name="P27">3.2.3 <text:s/>Maintenance<text:tab/><text:a xlink:type="simple" xlink:href="#__RefHeading__1235_259624927" text:style-name="Internet_20_link" text:visited-style-name="Internet_20_link">5</text:a></text:p>
          <text:p text:style-name="P27">3.2.4 <text:s/>Gestion matériel<text:tab/><text:a xlink:type="simple" xlink:href="#__RefHeading__1237_259624927" text:style-name="Internet_20_link" text:visited-style-name="Internet_20_link">5</text:a></text:p>
          <text:p text:style-name="P27">3.2.5 <text:s/>Approvisionnement<text:tab/><text:a xlink:type="simple" xlink:href="#__RefHeading__1239_259624927" text:style-name="Internet_20_link" text:visited-style-name="Internet_20_link">5</text:a></text:p>
          <text:p text:style-name="P26">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1" text:outline-level="2"><text:bookmark text:name="__RefHeading__394_1336058694"/>Document applicables/Documents de référence <text:bookmark-end text:name="__RefHeading__394_1336058694"/></text:h>
      <text:h text:style-name="P28"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8"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20">Plan-type «dossier de gestion de la documentation»</text:p>
        </text:list-item>
        <text:list-item>
          <text:p text:style-name="P20">etc.</text:p>
        </text:list-item>
      </text:list>
      <text:h text:style-name="P31"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2" text:outline-level="1"><text:bookmark text:name="__RefHeading__402_1336058694"/><text:soft-page-break/><text:span text:style-name="T1">Th</text:span><text:span text:style-name="T2">èm</text:span><text:span text:style-name="T1">es de progrès</text:span><text:bookmark-end text:name="__RefHeading__402_1336058694"/></text:h>
      <text:h text:style-name="P32" text:outline-level="2"><text:bookmark text:name="__RefHeading__1221_259624927"/><text:span text:style-name="T3">Au niveau Organisationnel</text:span><text:bookmark-end text:name="__RefHeading__1221_259624927"/></text:h>
      <text:h text:style-name="P29" text:outline-level="3"><text:bookmark text:name="__RefHeading__1223_259624927"/><text:span text:style-name="T4">Dans le domaine d'Achat</text:span><text:bookmark-end text:name="__RefHeading__1223_259624927"/></text:h>
      <text:list xml:id="list1523025397" text:style-name="L14">
        <text:list-item>
          <text:p text:style-name="P15"><text:span text:style-name="T9">Supprimer la partie qui s'occupe de l'achat des pièces de rechange.</text:span></text:p>
        </text:list-item>
      </text:list>
      <text:h text:style-name="P29" text:outline-level="3"><text:bookmark text:name="__RefHeading__1225_259624927"/><text:span text:style-name="T4">Dans le domaine de la Maintenance</text:span><text:bookmark-end text:name="__RefHeading__1225_259624927"/></text:h>
      <text:list xml:id="list2174794480" text:style-name="L13">
        <text:list-item>
          <text:p text:style-name="P13"><text:span text:style-name="T7">Supprimer le service maintenance et l'externaliser vers des entreprises espécialisées.</text:span></text:p>
        </text:list-item>
        <text:list-item>
          <text:p text:style-name="P14"><text:span text:style-name="T7">Maintenir un technicien par chantier pour décider de la demande d'envoi en maintenance.</text:span></text:p>
        </text:list-item>
        <text:list-item>
          <text:p text:style-name="P14"><text:span text:style-name="T8">Supprimer le service qui s'occupe des pièces de rechange.</text:span></text:p>
        </text:list-item>
      </text:list>
      <text:h text:style-name="P29" text:outline-level="3"><text:bookmark text:name="__RefHeading__1227_259624927"/><text:span text:style-name="T4">Dans le domaine de la Gestion </text:span><text:span text:style-name="T5">du </text:span><text:span text:style-name="T4">Parc</text:span><text:bookmark-end text:name="__RefHeading__1227_259624927"/></text:h>
      <text:list xml:id="list2170902098" text:style-name="L15">
        <text:list-item>
          <text:p text:style-name="P16"><text:span text:style-name="T12">Contrôler régulièrement l'état du matériel afin d'affecter en priorité le matériel qui n'a pas été utilisé depuis longtemps pour éviter des problèmes liés à la sous-utilisation et la sur-utilisation du matériel.</text:span></text:p>
        </text:list-item>
      </text:list>
      <text:h text:style-name="P32" text:outline-level="2"><text:bookmark text:name="__RefHeading__1229_259624927"/><text:span text:style-name="T3">Au niveau Processus</text:span><text:bookmark-end text:name="__RefHeading__1229_259624927"/></text:h>
      <text:h text:style-name="P29" text:outline-level="3"><text:bookmark text:name="__RefHeading__1231_259624927"/><text:span text:style-name="T4">Facturation</text:span><text:bookmark-end text:name="__RefHeading__1231_259624927"/></text:h>
      <text:list xml:id="list2055722384" text:style-name="L20">
        <text:list-item>
          <text:p text:style-name="P19"><text:span text:style-name="T13">Informatiser et automatiser la facturation du matériel aux chantiers.</text:span></text:p>
        </text:list-item>
      </text:list>
      <text:h text:style-name="P29" text:outline-level="3"><text:bookmark text:name="__RefHeading__1233_259624927"/><text:span text:style-name="T4">Planification</text:span><text:bookmark-end text:name="__RefHeading__1233_259624927"/></text:h>
      <text:list xml:id="list648120224" text:style-name="L10">
        <text:list-item>
          <text:p text:style-name="P36">Améliorer la planification d'attribution du matériel sur les chantiers.</text:p>
        </text:list-item>
      </text:list>
      <text:h text:style-name="P29" text:outline-level="3"><text:bookmark text:name="__RefHeading__1235_259624927"/><text:span text:style-name="T4">Maintenance</text:span><text:bookmark-end text:name="__RefHeading__1235_259624927"/></text:h>
      <text:list xml:id="list189032038" text:style-name="L11">
        <text:list-item>
          <text:p text:style-name="P12"><text:span text:style-name="T7">Mettre en place un processus qui gère la demande, l'envoi et la réception du matériel envoyé en maintenance.</text:span></text:p>
        </text:list-item>
      </text:list>
      <text:h text:style-name="P29" text:outline-level="3"><text:bookmark text:name="__RefHeading__1237_259624927"/><text:span text:style-name="T4">Gestion matériel</text:span><text:bookmark-end text:name="__RefHeading__1237_259624927"/></text:h>
      <text:list xml:id="list2002448857" text:style-name="L17">
        <text:list-item>
          <text:p text:style-name="P17"><text:span text:style-name="T10">Permettre la transmission de matériel d'un chantier à un autre sans passer par le siège afin de réduire les coûts de transport et les délais de récuperation du matériel. </text:span></text:p>
        </text:list-item>
      </text:list>
      <text:h text:style-name="P29" text:outline-level="3"><text:bookmark text:name="__RefHeading__1239_259624927"/><text:span text:style-name="T4">A</text:span><text:span text:style-name="T11">chats</text:span><text:bookmark-end text:name="__RefHeading__1239_259624927"/></text:h>
      <text:list xml:id="list1460535020" text:style-name="L18">
        <text:list-item>
          <text:p text:style-name="P18"><text:span text:style-name="T9">Mieux gérer les achat en fonction de la demande réelle des chantiers afin d'éviter une sous-utilisation de matériel.</text:span></text:p>
        </text:list-item>
        <text:list-item>
          <text:p text:style-name="P37"><text:span text:style-name="T9">Entretenir les relations avec les fournisseurs afin de négocier des tarifs avantageux pour les achats.</text:span></text:p>
        </text:list-item>
      </text:list>
      <text:p text:style-name="P11"><text:span text:style-name="T4"/></text:p>
      <text:h text:style-name="P32" text:outline-level="2"><text:bookmark text:name="__RefHeading__1241_259624927"/><text:soft-page-break/><text:span text:style-name="T3">Au niveau Technologique</text:span><text:bookmark-end text:name="__RefHeading__1241_259624927"/></text:h>
      <text:h text:style-name="P30" text:outline-level="3"><text:span text:style-name="T6">Sur les chantiers</text:span></text:h>
      <text:list xml:id="list1683030851" text:style-name="L3">
        <text:list-item>
          <text:p text:style-name="P33"><text:span text:style-name="T3">Renouveler parc existant par des machines plus récentes.</text:span></text:p>
        </text:list-item>
        <text:list-item>
          <text:p text:style-name="P33"><text:span text:style-name="T3">Mise en places d'applications homogènes, pouvant communiquer les unes avec les autres.</text:span></text:p>
        </text:list-item>
        <text:list-item>
          <text:p text:style-name="P33"><text:span text:style-name="T3">Munir chaque chantier d'un équipement informatique afin de pouvoir communiquer et transmettre des informations au siège et/ou aux autres chantiers.</text:span></text:p>
        </text:list-item>
      </text:list>
      <text:h text:style-name="P30" text:outline-level="3"><text:span text:style-name="T6">Au siège</text:span></text:h>
      <text:list xml:id="list1258090303" text:style-name="L8">
        <text:list-item>
          <text:p text:style-name="P35"><text:span text:style-name="T3">Investir dans des serveurs </text:span><text:span text:style-name="T6">pour améliorer la sécurité des informations.</text:span></text:p>
        </text:list-item>
        <text:list-item>
          <text:p text:style-name="P35"><text:span text:style-name="T3">Utiliser des serveurs dédiés à une activité propre : </text:span><text:span text:style-name="T7">b</text:span><text:span text:style-name="T3">ase de données, </text:span><text:span text:style-name="T6">l</text:span><text:span text:style-name="T3">ogiciel.</text:span></text:p>
        </text:list-item>
      </text:list>
      <text:list xml:id="list168853979" text:style-name="L7">
        <text:list-item>
          <text:p text:style-name="P34"><text:span text:style-name="T3">Mettre en place un système de sauvegarde automatique des données.</text:span></text:p>
        </text:list-item>
        <text:list-item>
          <text:p text:style-name="P34"><text:span text:style-name="T3">Mise en places d'applications homogènes, pouvant communiquer les unes avec les autres.</text:span></text:p>
        </text:list-item>
      </text:list>
      <text:p text:style-name="P21"><draw:frame text:anchor-type="paragraph" draw:z-index="1" draw:style-name="gr2" draw:text-style-name="P38" svg:width="6.6933in" svg:height="0.4705in" svg:x="0.1972in" svg:y="0.248in"><draw:text-box><text:p><text:span text:style-name="T17">Note :</text:span></text:p><text:p><text:span text:style-name="T15">Ceci est une note !</text:span></text:p></draw:text-box></draw:frame></text:p>
      <text:p text:style-name="Spec_20_-_20_Texte_20_sans_20_mise_20_en_20_forme"><draw:frame text:anchor-type="paragraph" draw:z-index="3" draw:style-name="gr4" draw:text-style-name="P38" svg:width="6.6933in" svg:height="0.5094in" svg:x="0.1972in" svg:y="1.9925in"><draw:text-box><text:p><text:span text:style-name="T17">ATTENTION !</text:span></text:p><text:p><text:span text:style-name="T15">Ceci est une note importante !</text:span></text:p></draw:text-box></draw:frame><draw:frame text:anchor-type="paragraph" draw:z-index="2" draw:style-name="gr3" draw:text-style-name="P38" svg:width="6.6933in" svg:height="0.5094in" svg:x="0.1972in" svg:y="1.0354in"><draw:text-box><text:p><text:span text:style-name="T17">IMPORTANT !</text:span></text:p><text:p><text:span text:style-name="T1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8" svg:width="6.6933in" svg:height="0.9587in" svg:x="0.1972in" svg:y="0.8516in"><draw:text-box><text:p><text:span text:style-name="T14">Note aux développeurs :</text:span></text:p><text:p><text:span text:style-name="T15">Ceci est une note pour les développeurs !</text:span></text:p><text:p><text:span text:style-name="T16">Exemples</text:span><text:span text:style-name="T15"> : </text:span></text:p><text:p><text:span text:style-name="T15">- Prévoir en flexibilité : la liste pourra changer au cours du temps et être 10 fois plus longue.</text:span></text:p><text:p><text:span text:style-name="T15">- Le système AX est incompatible avec le produit AY : Utilisez la méthode BY.</text:span></text:p></draw:text-box></draw:frame><draw:frame text:anchor-type="paragraph" draw:z-index="4" draw:style-name="gr5" draw:text-style-name="P38" svg:width="6.6933in" svg:height="1.115in" svg:x="0.1972in" svg:y="2.0189in"><draw:text-box><text:p><text:span text:style-name="T18">Note aux fonctionnels :</text:span></text:p><text:p><text:span text:style-name="T15">Ceci est une note pour les fonctionnels.</text:span></text:p><text:p><text:span text:style-name="T16">Exemple</text:span><text:span text:style-name="T15"> : </text:span></text:p><text:p><text:span text:style-name="T15">- Cette décision a été prise afin de rester en accord avec la procédure A090.</text:span></text:p><text:p><text:span text:style-name="T15">- Cette étape de validation est particulièrement importante dans le processus de gestion du magasin. Vérifiez à deux fois plutôt que d' « auto-valider ».</text:span></text:p></draw:text-box></draw:frame><draw:frame text:anchor-type="paragraph" draw:z-index="5" draw:style-name="gr6" draw:text-style-name="P38" svg:width="6.6933in" svg:height="1.115in" svg:x="0.1972in" svg:y="3.8508in"><draw:text-box><text:p><text:span text:style-name="T19">Note aux testeurs :</text:span></text:p><text:p><text:span text:style-name="T15">Ceci est une note pour les testeurs.</text:span></text:p><text:p><text:span text:style-name="T16">Exemple</text:span><text:span text:style-name="T15"> : </text:span></text:p><text:p><text:span text:style-name="T15">- Pensez à vérifier le comportement de chaque champ obligatoire lorsqu'il est vide.</text:span></text:p><text:p><text:span text:style-name="T15">-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1H08M27S</meta:editing-duration>
    <meta:editing-cycles>1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6:19:08</dc:date>
    <dc:creator>Henrique Nogueira</dc:creator>
    <meta:document-statistic meta:table-count="3" meta:image-count="0" meta:object-count="0" meta:page-count="7" meta:paragraph-count="106" meta:word-count="732" meta:character-count="4719"/>
    <meta:user-defined meta:name="Info 2"/>
    <meta:user-defined meta:name="Info 3"/>
    <meta:user-defined meta:name="Info 4"/>
    <meta:user-defined meta:name="License">&lt;a href="http://templates.services.openoffice.org/bsd-license"&gt;BSD&lt;/a&gt; </meta:user-defined>
  </office:meta>
</office:document-meta>
</file>